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one_lstm_metrics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2.22239747758592E-032" calcext:value-type="float">
            <text:p>2.22239747758592E-3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2.22239747758592E-032" calcext:value-type="float">
            <text:p>2.22239747758592E-3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1:45:45.787302242</dc:date>
    <meta:editing-duration>PT26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